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925in"/>
    </style:style>
    <style:style style:name="co2" style:family="table-column">
      <style:table-column-properties fo:break-before="auto" style:column-width="0.498in"/>
    </style:style>
    <style:style style:name="co3" style:family="table-column">
      <style:table-column-properties fo:break-before="auto" style:column-width="2.1772in"/>
    </style:style>
    <style:style style:name="co4" style:family="table-column">
      <style:table-column-properties fo:break-before="auto" style:column-width="0.7563in"/>
    </style:style>
    <style:style style:name="co5" style:family="table-column">
      <style:table-column-properties fo:break-before="auto" style:column-width="3.5756in"/>
    </style:style>
    <style:style style:name="co6" style:family="table-column">
      <style:table-column-properties fo:break-before="auto" style:column-width="1.445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3.17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user_type:id</text:p>
          </table:table-cell>
          <table:table-cell office:value-type="string">
            <text:p>parent_id:id</text:p>
          </table:table-cell>
          <table:table-cell office:value-type="string">
            <text:p>reconcile</text:p>
          </table:table-cell>
          <table:table-cell office:value-type="string">
            <text:p>chart_template_id:id</text:p>
          </table:table-cell>
        </table:table-row>
        <table:table-row table:style-name="ro1">
          <table:table-cell office:value-type="string">
            <text:p>coa_basic</text:p>
          </table:table-cell>
          <table:table-cell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view</text:p>
          </table:table-cell>
          <table:table-cell office:value-type="string">
            <text:p>l10n_us.user_type_view</text:p>
          </table:table-cell>
          <table:table-cell/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asset</text:p>
          </table:table-cell>
          <table:table-cell office:value-type="float" office:value="1">
            <text:p>1</text:p>
          </table:table-cell>
          <table:table-cell office:value-type="string">
            <text:p>Assets</text:p>
          </table:table-cell>
          <table:table-cell office:value-type="string">
            <text:p>view</text:p>
          </table:table-cell>
          <table:table-cell office:value-type="string">
            <text:p>l10n_us.user_type_current_asset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current_asset</text:p>
          </table:table-cell>
          <table:table-cell office:value-type="float" office:value="100">
            <text:p>100</text:p>
          </table:table-cell>
          <table:table-cell office:value-type="string">
            <text:p>Current Assets</text:p>
          </table:table-cell>
          <table:table-cell office:value-type="string">
            <text:p>view</text:p>
          </table:table-cell>
          <table:table-cell office:value-type="string">
            <text:p>l10n_us.user_type_current_asset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cash_expenditure</text:p>
          </table:table-cell>
          <table:table-cell office:value-type="float" office:value="1000">
            <text:p>1000</text:p>
          </table:table-cell>
          <table:table-cell office:value-type="string">
            <text:p>Cash or Cash Equivalents</text:p>
          </table:table-cell>
          <table:table-cell office:value-type="string">
            <text:p>view</text:p>
          </table:table-cell>
          <table:table-cell office:value-type="string">
            <text:p>l10n_us.user_type_cash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receivables</text:p>
          </table:table-cell>
          <table:table-cell office:value-type="float" office:value="1200">
            <text:p>1200</text:p>
          </table:table-cell>
          <table:table-cell office:value-type="string">
            <text:p>Accounts Receivable</text:p>
          </table:table-cell>
          <table:table-cell office:value-type="string">
            <text:p>view</text:p>
          </table:table-cell>
          <table:table-cell office:value-type="string">
            <text:p>l10n_us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accounts_receivable</text:p>
          </table:table-cell>
          <table:table-cell office:value-type="float" office:value="12001">
            <text:p>12001</text:p>
          </table:table-cell>
          <table:table-cell office:value-type="string">
            <text:p>Default Accounts Receivable</text:p>
          </table:table-cell>
          <table:table-cell office:value-type="string">
            <text:p>receivable</text:p>
          </table:table-cell>
          <table:table-cell office:value-type="string">
            <text:p>l10n_us.user_type_account_receivable</text:p>
          </table:table-cell>
          <table:table-cell office:value-type="string">
            <text:p>receivables</text:p>
          </table:table-cell>
          <table:table-cell office:value-type="string">
            <text:p>TRU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prepaid_expenses</text:p>
          </table:table-cell>
          <table:table-cell office:value-type="float" office:value="1300">
            <text:p>1300</text:p>
          </table:table-cell>
          <table:table-cell office:value-type="string">
            <text:p>Prepaid Expenses</text:p>
          </table:table-cell>
          <table:table-cell office:value-type="string">
            <text:p>view</text:p>
          </table:table-cell>
          <table:table-cell office:value-type="string">
            <text:p>l10n_us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inventory</text:p>
          </table:table-cell>
          <table:table-cell office:value-type="float" office:value="1400">
            <text:p>1400</text:p>
          </table:table-cell>
          <table:table-cell office:value-type="string">
            <text:p>Inventory</text:p>
          </table:table-cell>
          <table:table-cell office:value-type="string">
            <text:p>view</text:p>
          </table:table-cell>
          <table:table-cell office:value-type="string">
            <text:p>l10n_us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short_term_notes_receivable</text:p>
          </table:table-cell>
          <table:table-cell office:value-type="float" office:value="1500">
            <text:p>1500</text:p>
          </table:table-cell>
          <table:table-cell office:value-type="string">
            <text:p>Short Term Notes Receivable</text:p>
          </table:table-cell>
          <table:table-cell office:value-type="string">
            <text:p>view</text:p>
          </table:table-cell>
          <table:table-cell office:value-type="string">
            <text:p>l10n_us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other_current_assets</text:p>
          </table:table-cell>
          <table:table-cell office:value-type="float" office:value="1600">
            <text:p>1600</text:p>
          </table:table-cell>
          <table:table-cell office:value-type="string">
            <text:p>Other Current Assets</text:p>
          </table:table-cell>
          <table:table-cell office:value-type="string">
            <text:p>view</text:p>
          </table:table-cell>
          <table:table-cell office:value-type="string">
            <text:p>l10n_us.user_type_current_asset</text:p>
          </table:table-cell>
          <table:table-cell office:value-type="string">
            <text:p>current_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fixed_assets</text:p>
          </table:table-cell>
          <table:table-cell office:value-type="float" office:value="170">
            <text:p>170</text:p>
          </table:table-cell>
          <table:table-cell office:value-type="string">
            <text:p>Fixed Assets</text:p>
          </table:table-cell>
          <table:table-cell office:value-type="string">
            <text:p>view</text:p>
          </table:table-cell>
          <table:table-cell office:value-type="string">
            <text:p>l10n_us.user_type_fixed_asset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17001">
            <text:p>17001</text:p>
          </table:table-cell>
          <table:table-cell office:value-type="string">
            <text:p>Accumulated Depreciation</text:p>
          </table:table-cell>
          <table:table-cell office:value-type="string">
            <text:p>other</text:p>
          </table:table-cell>
          <table:table-cell office:value-type="string">
            <text:p>l10n_us.user_type_accumulated_depreciation</text:p>
          </table:table-cell>
          <table:table-cell office:value-type="string">
            <text:p>fixed_asset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intangible_assets</text:p>
          </table:table-cell>
          <table:table-cell office:value-type="float" office:value="180">
            <text:p>180</text:p>
          </table:table-cell>
          <table:table-cell office:value-type="string">
            <text:p>Intangible Assets</text:p>
          </table:table-cell>
          <table:table-cell office:value-type="string">
            <text:p>view</text:p>
          </table:table-cell>
          <table:table-cell office:value-type="string">
            <text:p>l10n_us.user_type_fixed_asset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investments</text:p>
          </table:table-cell>
          <table:table-cell office:value-type="float" office:value="190">
            <text:p>190</text:p>
          </table:table-cell>
          <table:table-cell office:value-type="string">
            <text:p>Investments</text:p>
          </table:table-cell>
          <table:table-cell office:value-type="string">
            <text:p>view</text:p>
          </table:table-cell>
          <table:table-cell office:value-type="string">
            <text:p>l10n_us.user_type_fixed_asset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other_assets</text:p>
          </table:table-cell>
          <table:table-cell office:value-type="float" office:value="195">
            <text:p>195</text:p>
          </table:table-cell>
          <table:table-cell office:value-type="string">
            <text:p>Other Assets</text:p>
          </table:table-cell>
          <table:table-cell office:value-type="string">
            <text:p>view</text:p>
          </table:table-cell>
          <table:table-cell office:value-type="string">
            <text:p>l10n_us.user_type_fixed_asset</text:p>
          </table:table-cell>
          <table:table-cell office:value-type="string">
            <text:p>asset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style-name="ce1" table:number-columns-repeated="8"/>
        </table:table-row>
        <table:table-row table:style-name="ro1">
          <table:table-cell office:value-type="string">
            <text:p>liability_equity</text:p>
          </table:table-cell>
          <table:table-cell office:value-type="float" office:value="2">
            <text:p>2</text:p>
          </table:table-cell>
          <table:table-cell office:value-type="string">
            <text:p>Liabilities and Equity</text:p>
          </table:table-cell>
          <table:table-cell office:value-type="string">
            <text:p>view</text:p>
          </table:table-cell>
          <table:table-cell office:value-type="string">
            <text:p>l10n_us.user_type_liability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liability</text:p>
          </table:table-cell>
          <table:table-cell office:value-type="float" office:value="20">
            <text:p>20</text:p>
          </table:table-cell>
          <table:table-cell office:value-type="string">
            <text:p>Liabilities</text:p>
          </table:table-cell>
          <table:table-cell office:value-type="string">
            <text:p>view</text:p>
          </table:table-cell>
          <table:table-cell office:value-type="string">
            <text:p>l10n_us.user_type_liability</text:p>
          </table:table-cell>
          <table:table-cell office:value-type="string">
            <text:p>liability_equ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current_liability</text:p>
          </table:table-cell>
          <table:table-cell office:value-type="float" office:value="200">
            <text:p>200</text:p>
          </table:table-cell>
          <table:table-cell office:value-type="string">
            <text:p>Current Liabilities</text:p>
          </table:table-cell>
          <table:table-cell office:value-type="string">
            <text:p>view</text:p>
          </table:table-cell>
          <table:table-cell office:value-type="string">
            <text:p>l10n_us.user_type_current_liability</text:p>
          </table:table-cell>
          <table:table-cell office:value-type="string">
            <text:p>liabil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payable</text:p>
          </table:table-cell>
          <table:table-cell office:value-type="float" office:value="2000">
            <text:p>2000</text:p>
          </table:table-cell>
          <table:table-cell office:value-type="string">
            <text:p>Accounts Payable</text:p>
          </table:table-cell>
          <table:table-cell office:value-type="string">
            <text:p>view</text:p>
          </table:table-cell>
          <table:table-cell office:value-type="string">
            <text:p>l10n_us.user_type_account_payable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accounts_payable</text:p>
          </table:table-cell>
          <table:table-cell office:value-type="float" office:value="200011">
            <text:p>200011</text:p>
          </table:table-cell>
          <table:table-cell office:value-type="string">
            <text:p>Default Accounts Payable</text:p>
          </table:table-cell>
          <table:table-cell office:value-type="string">
            <text:p>payable</text:p>
          </table:table-cell>
          <table:table-cell office:value-type="string">
            <text:p>l10n_us.user_type_account_payable</text:p>
          </table:table-cell>
          <table:table-cell office:value-type="string">
            <text:p>payable</text:p>
          </table:table-cell>
          <table:table-cell office:value-type="string">
            <text:p>TRU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credit_cards</text:p>
          </table:table-cell>
          <table:table-cell office:value-type="float" office:value="20001">
            <text:p>20001</text:p>
          </table:table-cell>
          <table:table-cell office:value-type="string">
            <text:p>Credit Cards</text:p>
          </table:table-cell>
          <table:table-cell office:value-type="string">
            <text:p>view</text:p>
          </table:table-cell>
          <table:table-cell office:value-type="string">
            <text:p>l10n_us.user_type_other_current_liability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payroll_liabilities</text:p>
          </table:table-cell>
          <table:table-cell office:value-type="float" office:value="20002">
            <text:p>20002</text:p>
          </table:table-cell>
          <table:table-cell office:value-type="string">
            <text:p>Payroll Liabilities</text:p>
          </table:table-cell>
          <table:table-cell office:value-type="string">
            <text:p>view</text:p>
          </table:table-cell>
          <table:table-cell office:value-type="string">
            <text:p>l10n_us.user_type_other_current_liability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benefit_liabilities</text:p>
          </table:table-cell>
          <table:table-cell office:value-type="float" office:value="20003">
            <text:p>20003</text:p>
          </table:table-cell>
          <table:table-cell office:value-type="string">
            <text:p>Employee Benefit Liabilities</text:p>
          </table:table-cell>
          <table:table-cell office:value-type="string">
            <text:p>view</text:p>
          </table:table-cell>
          <table:table-cell office:value-type="string">
            <text:p>l10n_us.user_type_other_current_liability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short_term_notes_payable</text:p>
          </table:table-cell>
          <table:table-cell office:value-type="float" office:value="20004">
            <text:p>20004</text:p>
          </table:table-cell>
          <table:table-cell office:value-type="string">
            <text:p>Short Term Notes Payable</text:p>
          </table:table-cell>
          <table:table-cell office:value-type="string">
            <text:p>view</text:p>
          </table:table-cell>
          <table:table-cell office:value-type="string">
            <text:p>l10n_us.user_type_other_current_liability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other_current_liability</text:p>
          </table:table-cell>
          <table:table-cell office:value-type="float" office:value="20005">
            <text:p>20005</text:p>
          </table:table-cell>
          <table:table-cell office:value-type="string">
            <text:p>Other Current Liabilities</text:p>
          </table:table-cell>
          <table:table-cell office:value-type="string">
            <text:p>view</text:p>
          </table:table-cell>
          <table:table-cell office:value-type="string">
            <text:p>l10n_us.user_type_other_current_liability</text:p>
          </table:table-cell>
          <table:table-cell office:value-type="string">
            <text:p>current_liabil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long_term_liability</text:p>
          </table:table-cell>
          <table:table-cell office:value-type="float" office:value="220">
            <text:p>220</text:p>
          </table:table-cell>
          <table:table-cell office:value-type="string">
            <text:p>Long Term Liabilities</text:p>
          </table:table-cell>
          <table:table-cell office:value-type="string">
            <text:p>view</text:p>
          </table:table-cell>
          <table:table-cell office:value-type="string">
            <text:p>l10n_us.user_type_other_current_liability</text:p>
          </table:table-cell>
          <table:table-cell office:value-type="string">
            <text:p>liabil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style-name="ce2" table:number-columns-repeated="8"/>
        </table:table-row>
        <table:table-row table:style-name="ro1">
          <table:table-cell office:value-type="string">
            <text:p>equity</text:p>
          </table:table-cell>
          <table:table-cell office:value-type="float" office:value="30">
            <text:p>30</text:p>
          </table:table-cell>
          <table:table-cell office:value-type="string">
            <text:p>Equity</text:p>
          </table:table-cell>
          <table:table-cell office:value-type="string">
            <text:p>view</text:p>
          </table:table-cell>
          <table:table-cell office:value-type="string">
            <text:p>l10n_us.user_type_equity</text:p>
          </table:table-cell>
          <table:table-cell office:value-type="string">
            <text:p>liability_equ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owner_equity</text:p>
          </table:table-cell>
          <table:table-cell office:value-type="float" office:value="300">
            <text:p>300</text:p>
          </table:table-cell>
          <table:table-cell office:value-type="string">
            <text:p>Owners Equity</text:p>
          </table:table-cell>
          <table:table-cell office:value-type="string">
            <text:p>view</text:p>
          </table:table-cell>
          <table:table-cell office:value-type="string">
            <text:p>l10n_us.user_type_equity</text:p>
          </table:table-cell>
          <table:table-cell office:value-type="string">
            <text:p>equ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3001">
            <text:p>3001</text:p>
          </table:table-cell>
          <table:table-cell office:value-type="string">
            <text:p>Ryan Smith Equity</text:p>
          </table:table-cell>
          <table:table-cell office:value-type="string">
            <text:p>view</text:p>
          </table:table-cell>
          <table:table-cell office:value-type="string">
            <text:p>l10n_us.user_type_equity</text:p>
          </table:table-cell>
          <table:table-cell office:value-type="string">
            <text:p>owner_equ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3002">
            <text:p>3002</text:p>
          </table:table-cell>
          <table:table-cell office:value-type="string">
            <text:p>Logan Harris Equity</text:p>
          </table:table-cell>
          <table:table-cell office:value-type="string">
            <text:p>view</text:p>
          </table:table-cell>
          <table:table-cell office:value-type="string">
            <text:p>l10n_us.user_type_equity</text:p>
          </table:table-cell>
          <table:table-cell office:value-type="string">
            <text:p>owner_equ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3003">
            <text:p>3003</text:p>
          </table:table-cell>
          <table:table-cell office:value-type="string">
            <text:p>Wavetronix Equity</text:p>
          </table:table-cell>
          <table:table-cell office:value-type="string">
            <text:p>view</text:p>
          </table:table-cell>
          <table:table-cell office:value-type="string">
            <text:p>l10n_us.user_type_equity</text:p>
          </table:table-cell>
          <table:table-cell office:value-type="string">
            <text:p>owner_equ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3004">
            <text:p>3004</text:p>
          </table:table-cell>
          <table:table-cell office:value-type="string">
            <text:p>Dr. David Long Equity</text:p>
          </table:table-cell>
          <table:table-cell office:value-type="string">
            <text:p>view</text:p>
          </table:table-cell>
          <table:table-cell office:value-type="string">
            <text:p>l10n_us.user_type_equity</text:p>
          </table:table-cell>
          <table:table-cell office:value-type="string">
            <text:p>owner_equ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3005">
            <text:p>3005</text:p>
          </table:table-cell>
          <table:table-cell office:value-type="string">
            <text:p>Equity in Investments</text:p>
          </table:table-cell>
          <table:table-cell office:value-type="string">
            <text:p>view</text:p>
          </table:table-cell>
          <table:table-cell office:value-type="string">
            <text:p>l10n_us.user_type_equity</text:p>
          </table:table-cell>
          <table:table-cell office:value-type="string">
            <text:p>owner_equit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style-name="ce1" table:number-columns-repeated="8"/>
        </table:table-row>
        <table:table-row table:style-name="ro1">
          <table:table-cell office:value-type="string">
            <text:p>pnl</text:p>
          </table:table-cell>
          <table:table-cell table:style-name="ce3" office:value-type="string">
            <text:p>4and5</text:p>
          </table:table-cell>
          <table:table-cell office:value-type="string">
            <text:p>Income Statment</text:p>
          </table:table-cell>
          <table:table-cell office:value-type="string">
            <text:p>view</text:p>
          </table:table-cell>
          <table:table-cell office:value-type="string">
            <text:p>l10n_us.user_type_other_income</text:p>
          </table:table-cell>
          <table:table-cell office:value-type="string">
            <text:p>coa_basic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style-name="ce1" table:number-columns-repeated="8"/>
        </table:table-row>
        <table:table-row table:style-name="ro1">
          <table:table-cell office:value-type="string">
            <text:p>sales_revenue</text:p>
          </table:table-cell>
          <table:table-cell office:value-type="float" office:value="40">
            <text:p>40</text:p>
          </table:table-cell>
          <table:table-cell office:value-type="string">
            <text:p>Sales and Revenue</text:p>
          </table:table-cell>
          <table:table-cell office:value-type="string">
            <text:p>view</text:p>
          </table:table-cell>
          <table:table-cell office:value-type="string">
            <text:p>l10n_us.user_type_other_income</text:p>
          </table:table-cell>
          <table:table-cell office:value-type="string">
            <text:p>pnl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services_revenue</text:p>
          </table:table-cell>
          <table:table-cell office:value-type="float" office:value="401">
            <text:p>401</text:p>
          </table:table-cell>
          <table:table-cell office:value-type="string">
            <text:p>Services Revenue</text:p>
          </table:table-cell>
          <table:table-cell office:value-type="string">
            <text:p>view</text:p>
          </table:table-cell>
          <table:table-cell office:value-type="string">
            <text:p>l10n_us.user_type_other_income</text:p>
          </table:table-cell>
          <table:table-cell office:value-type="string">
            <text:p>sales_revenue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4011">
            <text:p>4011</text:p>
          </table:table-cell>
          <table:table-cell office:value-type="string">
            <text:p>Engineering Services Revenue</text:p>
          </table:table-cell>
          <table:table-cell office:value-type="string">
            <text:p>other</text:p>
          </table:table-cell>
          <table:table-cell office:value-type="string">
            <text:p>l10n_us.user_type_other_income</text:p>
          </table:table-cell>
          <table:table-cell office:value-type="string">
            <text:p>services_revenue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4012">
            <text:p>4012</text:p>
          </table:table-cell>
          <table:table-cell office:value-type="string">
            <text:p>Commercial Services Revenue</text:p>
          </table:table-cell>
          <table:table-cell office:value-type="string">
            <text:p>other</text:p>
          </table:table-cell>
          <table:table-cell office:value-type="string">
            <text:p>l10n_us.user_type_other_income</text:p>
          </table:table-cell>
          <table:table-cell office:value-type="string">
            <text:p>services_revenue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4013">
            <text:p>4013</text:p>
          </table:table-cell>
          <table:table-cell office:value-type="string">
            <text:p>Deployment Services Revenue</text:p>
          </table:table-cell>
          <table:table-cell office:value-type="string">
            <text:p>other</text:p>
          </table:table-cell>
          <table:table-cell office:value-type="string">
            <text:p>l10n_us.user_type_other_income</text:p>
          </table:table-cell>
          <table:table-cell office:value-type="string">
            <text:p>services_revenue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product_sales</text:p>
          </table:table-cell>
          <table:table-cell office:value-type="float" office:value="402">
            <text:p>402</text:p>
          </table:table-cell>
          <table:table-cell office:value-type="string">
            <text:p>Product Sales</text:p>
          </table:table-cell>
          <table:table-cell office:value-type="string">
            <text:p>view</text:p>
          </table:table-cell>
          <table:table-cell office:value-type="string">
            <text:p>l10n_us.user_type_other_income</text:p>
          </table:table-cell>
          <table:table-cell office:value-type="string">
            <text:p>sales_revenue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default_sales_revenue</text:p>
          </table:table-cell>
          <table:table-cell office:value-type="float" office:value="4021">
            <text:p>4021</text:p>
          </table:table-cell>
          <table:table-cell office:value-type="string">
            <text:p>Default Sales Revenue</text:p>
          </table:table-cell>
          <table:table-cell office:value-type="string">
            <text:p>other</text:p>
          </table:table-cell>
          <table:table-cell office:value-type="string">
            <text:p>l10n_us.user_type_other_income</text:p>
          </table:table-cell>
          <table:table-cell office:value-type="string">
            <text:p>product_sal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product_lease</text:p>
          </table:table-cell>
          <table:table-cell office:value-type="float" office:value="403">
            <text:p>403</text:p>
          </table:table-cell>
          <table:table-cell office:value-type="string">
            <text:p>Product Lease</text:p>
          </table:table-cell>
          <table:table-cell office:value-type="string">
            <text:p>view</text:p>
          </table:table-cell>
          <table:table-cell office:value-type="string">
            <text:p>l10n_us.user_type_other_income</text:p>
          </table:table-cell>
          <table:table-cell office:value-type="string">
            <text:p>sales_revenue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table:style-name="ce1" table:number-columns-repeated="8"/>
        </table:table-row>
        <table:table-row table:style-name="ro1">
          <table:table-cell office:value-type="string">
            <text:p>expenses</text:p>
          </table:table-cell>
          <table:table-cell office:value-type="float" office:value="50">
            <text:p>50</text:p>
          </table:table-cell>
          <table:table-cell office:value-type="string">
            <text:p>Expense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pnl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direct_expenses</text:p>
          </table:table-cell>
          <table:table-cell office:value-type="float" office:value="501">
            <text:p>501</text:p>
          </table:table-cell>
          <table:table-cell office:value-type="string">
            <text:p>Direct Expense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expens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contract_expenses</text:p>
          </table:table-cell>
          <table:table-cell office:value-type="float" office:value="5011">
            <text:p>5011</text:p>
          </table:table-cell>
          <table:table-cell office:value-type="string">
            <text:p>Contract Expense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direct_expens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eng_service_contracts</text:p>
          </table:table-cell>
          <table:table-cell office:value-type="float" office:value="50111">
            <text:p>50111</text:p>
          </table:table-cell>
          <table:table-cell office:value-type="string">
            <text:p>Engineering Service Contract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contract_expens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eng_dloh_expenses</text:p>
          </table:table-cell>
          <table:table-cell office:value-type="float" office:value="501111">
            <text:p>501111</text:p>
          </table:table-cell>
          <table:table-cell office:value-type="string">
            <text:p>Engineering DLOH Expense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eng_service_contract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commercial_retail_contracts</text:p>
          </table:table-cell>
          <table:table-cell office:value-type="float" office:value="50112">
            <text:p>50112</text:p>
          </table:table-cell>
          <table:table-cell office:value-type="string">
            <text:p>Commercial and Retail Contract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contract_expens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commercial_dloh_expenses</text:p>
          </table:table-cell>
          <table:table-cell office:value-type="float" office:value="501121">
            <text:p>501121</text:p>
          </table:table-cell>
          <table:table-cell office:value-type="string">
            <text:p>Commercial DLOH Expense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commercial_retail_contract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deployment_contracts</text:p>
          </table:table-cell>
          <table:table-cell office:value-type="float" office:value="50113">
            <text:p>50113</text:p>
          </table:table-cell>
          <table:table-cell office:value-type="string">
            <text:p>Deployment Contract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contract_expens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deployment_dloh_expenses</text:p>
          </table:table-cell>
          <table:table-cell office:value-type="float" office:value="501131">
            <text:p>501131</text:p>
          </table:table-cell>
          <table:table-cell office:value-type="string">
            <text:p>Deployment DLOH Expense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deployment_contract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cost_of_sales</text:p>
          </table:table-cell>
          <table:table-cell office:value-type="float" office:value="5012">
            <text:p>5012</text:p>
          </table:table-cell>
          <table:table-cell office:value-type="string">
            <text:p>Cost of Sale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direct_expens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cogs_summary</text:p>
          </table:table-cell>
          <table:table-cell office:value-type="float" office:value="50121">
            <text:p>50121</text:p>
          </table:table-cell>
          <table:table-cell office:value-type="string">
            <text:p>COGS Summary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cost_of_sal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default_cogs</text:p>
          </table:table-cell>
          <table:table-cell office:value-type="float" office:value="501211">
            <text:p>501211</text:p>
          </table:table-cell>
          <table:table-cell office:value-type="string">
            <text:p>Cost of Goods Sold</text:p>
          </table:table-cell>
          <table:table-cell office:value-type="string">
            <text:p>other</text:p>
          </table:table-cell>
          <table:table-cell office:value-type="string">
            <text:p>l10n_us.user_type_expense</text:p>
          </table:table-cell>
          <table:table-cell office:value-type="string">
            <text:p>cogs_summar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mfg_dloh_expense</text:p>
          </table:table-cell>
          <table:table-cell office:value-type="float" office:value="50123">
            <text:p>50123</text:p>
          </table:table-cell>
          <table:table-cell office:value-type="string">
            <text:p>MFG DLOH Expense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cogs_summar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mat_handling_expenses</text:p>
          </table:table-cell>
          <table:table-cell office:value-type="float" office:value="50124">
            <text:p>50124</text:p>
          </table:table-cell>
          <table:table-cell office:value-type="string">
            <text:p>Materials Handling OH Expense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cogs_summary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indirect_expenses</text:p>
          </table:table-cell>
          <table:table-cell office:value-type="float" office:value="502">
            <text:p>502</text:p>
          </table:table-cell>
          <table:table-cell office:value-type="string">
            <text:p>Indirect Expense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expens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ird</text:p>
          </table:table-cell>
          <table:table-cell office:value-type="float" office:value="5021">
            <text:p>5021</text:p>
          </table:table-cell>
          <table:table-cell office:value-type="string">
            <text:p>IrnD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indirect_expens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gna</text:p>
          </table:table-cell>
          <table:table-cell office:value-type="float" office:value="5022">
            <text:p>5022</text:p>
          </table:table-cell>
          <table:table-cell office:value-type="string">
            <text:p>General and Admin Expense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indirect_expense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biz_dev</text:p>
          </table:table-cell>
          <table:table-cell office:value-type="float" office:value="50221">
            <text:p>50221</text:p>
          </table:table-cell>
          <table:table-cell office:value-type="string">
            <text:p>Business Development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gna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bid_expenses</text:p>
          </table:table-cell>
          <table:table-cell office:value-type="float" office:value="502211">
            <text:p>502211</text:p>
          </table:table-cell>
          <table:table-cell office:value-type="string">
            <text:p>Bid and Proposal Expense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biz_dev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direct_marketing</text:p>
          </table:table-cell>
          <table:table-cell office:value-type="float" office:value="502212">
            <text:p>502212</text:p>
          </table:table-cell>
          <table:table-cell office:value-type="string">
            <text:p>Direct Sales and Marketing Expense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biz_dev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media_expenses</text:p>
          </table:table-cell>
          <table:table-cell office:value-type="float" office:value="502213">
            <text:p>502213</text:p>
          </table:table-cell>
          <table:table-cell office:value-type="string">
            <text:p>Media Expense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biz_dev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admin_expenses</text:p>
          </table:table-cell>
          <table:table-cell office:value-type="float" office:value="50222">
            <text:p>50222</text:p>
          </table:table-cell>
          <table:table-cell office:value-type="string">
            <text:p>Admin Expense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gna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2">
          <table:table-cell office:value-type="string">
            <text:p>fringe_benefits</text:p>
          </table:table-cell>
          <table:table-cell office:value-type="float" office:value="50223">
            <text:p>50223</text:p>
          </table:table-cell>
          <table:table-cell office:value-type="string">
            <text:p>Fringe Benefits Expense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gna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502231">
            <text:p>502231</text:p>
          </table:table-cell>
          <table:table-cell office:value-type="string">
            <text:p>Health Insurance</text:p>
          </table:table-cell>
          <table:table-cell office:value-type="string">
            <text:p>other</text:p>
          </table:table-cell>
          <table:table-cell office:value-type="string">
            <text:p>l10n_us.user_type_expense</text:p>
          </table:table-cell>
          <table:table-cell office:value-type="string">
            <text:p>fringe_benefit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502232">
            <text:p>502232</text:p>
          </table:table-cell>
          <table:table-cell office:value-type="string">
            <text:p>HSA Contribution</text:p>
          </table:table-cell>
          <table:table-cell office:value-type="string">
            <text:p>other</text:p>
          </table:table-cell>
          <table:table-cell office:value-type="string">
            <text:p>l10n_us.user_type_expense</text:p>
          </table:table-cell>
          <table:table-cell office:value-type="string">
            <text:p>fringe_benefit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502233">
            <text:p>502233</text:p>
          </table:table-cell>
          <table:table-cell office:value-type="string">
            <text:p>Dental Insurance</text:p>
          </table:table-cell>
          <table:table-cell office:value-type="string">
            <text:p>other</text:p>
          </table:table-cell>
          <table:table-cell office:value-type="string">
            <text:p>l10n_us.user_type_expense</text:p>
          </table:table-cell>
          <table:table-cell office:value-type="string">
            <text:p>fringe_benefit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502234">
            <text:p>502234</text:p>
          </table:table-cell>
          <table:table-cell office:value-type="string">
            <text:p>Life Insurance</text:p>
          </table:table-cell>
          <table:table-cell office:value-type="string">
            <text:p>other</text:p>
          </table:table-cell>
          <table:table-cell office:value-type="string">
            <text:p>l10n_us.user_type_expense</text:p>
          </table:table-cell>
          <table:table-cell office:value-type="string">
            <text:p>fringe_benefit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502235">
            <text:p>502235</text:p>
          </table:table-cell>
          <table:table-cell office:value-type="string">
            <text:p>Bonuses</text:p>
          </table:table-cell>
          <table:table-cell office:value-type="string">
            <text:p>other</text:p>
          </table:table-cell>
          <table:table-cell office:value-type="string">
            <text:p>l10n_us.user_type_expense</text:p>
          </table:table-cell>
          <table:table-cell office:value-type="string">
            <text:p>fringe_benefits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  <table:table-row table:style-name="ro1">
          <table:table-cell office:value-type="string">
            <text:p>facilities_expenses</text:p>
          </table:table-cell>
          <table:table-cell office:value-type="float" office:value="50224">
            <text:p>50224</text:p>
          </table:table-cell>
          <table:table-cell office:value-type="string">
            <text:p>Facilities Expenses</text:p>
          </table:table-cell>
          <table:table-cell office:value-type="string">
            <text:p>view</text:p>
          </table:table-cell>
          <table:table-cell office:value-type="string">
            <text:p>l10n_us.user_type_expense</text:p>
          </table:table-cell>
          <table:table-cell office:value-type="string">
            <text:p>gna</text:p>
          </table:table-cell>
          <table:table-cell office:value-type="string">
            <text:p>FALSE</text:p>
          </table:table-cell>
          <table:table-cell office:value-type="string">
            <text:p>imsar_accounting.account_chart_template_imsa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6/04/2014</text:date>, <text:time>11:5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06-04T11:58:16</dc:date>
    <dc:creator>Ben Olsen</dc:creator>
    <meta:editing-duration>PT26M50S</meta:editing-duration>
    <meta:editing-cycles>6</meta:editing-cycles>
    <meta:document-statistic meta:table-count="1" meta:cell-count="575" meta:object-count="0"/>
  </office:meta>
</office:document-meta>
</file>